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90%" style:punctuation-wrap="hanging" style:line-break="stric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0pt"/>
    </style:style>
    <style:style style:name="T1" style:family="text">
      <style:text-properties fo:color="#ffffff" style:font-name="Verdana1" fo:font-size="36pt" fo:language="en" fo:country="US" style:font-name-asian="DejaVu Sans1" style:font-size-asian="36pt" style:font-name-complex="DejaVu Sans1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Holy God we praise thy name</text:p>
          </draw:text-box>
        </draw:frame>
        <draw:frame presentation:style-name="pr2" draw:text-style-name="P2" draw:layer="layout" svg:width="28cm" svg:height="12.179cm" svg:x="0cm" svg:y="5.2cm" presentation:class="outline" presentation:user-transformed="true">
          <draw:text-box>
            <text:p text:style-name="P1"><text:span text:style-name="T1">Holy God, we praise thy name; </text:span></text:p>
            <text:p text:style-name="P1"><text:span text:style-name="T1">Lord of all, we bow before thee; </text:span></text:p>
            <text:p text:style-name="P1"><text:span text:style-name="T1">all on earth thy scepter claim; </text:span></text:p>
            <text:p text:style-name="P1"><text:span text:style-name="T1">all in heaven above adore thee. <text:s/></text:span></text:p>
            <text:p text:style-name="P1"><text:span text:style-name="T1">Infinite thy vast domain; </text:span></text:p>
            <text:p text:style-name="P1"><text:span text:style-name="T1">everlasting is thy reign.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2.179cm" svg:x="0cm" svg:y="5.2cm" presentation:class="outline">
          <draw:text-box>
            <text:p text:style-name="P1"><text:span text:style-name="T1">Hark the glad celestial hymn </text:span></text:p>
            <text:p text:style-name="P1"><text:span text:style-name="T1">angel choirs above are raising; </text:span></text:p>
            <text:p text:style-name="P1"><text:span text:style-name="T1">cherubim and seraphim, </text:span></text:p>
            <text:p text:style-name="P1"><text:span text:style-name="T1">in unceasing chorus praising, </text:span></text:p>
            <text:p text:style-name="P1"><text:span text:style-name="T1">fill the heavens with sweet accord: <text:s/></text:span></text:p>
            <text:p text:style-name="P1"><text:span text:style-name="T1">Holy, holy, holy Lor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2" draw:layer="layout" svg:width="28cm" svg:height="12.179cm" svg:x="0cm" svg:y="5.2cm" presentation:class="outline">
          <draw:text-box>
            <text:p text:style-name="P1"><text:span text:style-name="T1">Lo! the apostolic train</text:span></text:p>
            <text:p text:style-name="P1"><text:span text:style-name="T1">joins thy sacred name to hallow; </text:span></text:p>
            <text:p text:style-name="P1"><text:span text:style-name="T1">prophets swell the glad refrain, </text:span></text:p>
            <text:p text:style-name="P1"><text:span text:style-name="T1">and the white-robed martyrs follow. <text:s/></text:span></text:p>
            <text:p text:style-name="P1"><text:span text:style-name="T1">And from morn to set of sun, </text:span></text:p>
            <text:p text:style-name="P1"><text:span text:style-name="T1">through the church the song goes o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2.179cm" svg:x="0cm" svg:y="5.2cm" presentation:class="outline">
          <draw:text-box>
            <text:p text:style-name="P1"><text:span text:style-name="T1">Holy Father, Holy Son, </text:span></text:p>
            <text:p text:style-name="P1"><text:span text:style-name="T1">Holy Spirit: three we name thee, </text:span></text:p>
            <text:p text:style-name="P1"><text:span text:style-name="T1">though in essence only one; </text:span></text:p>
            <text:p text:style-name="P1"><text:span text:style-name="T1">undivided God we claim thee, </text:span></text:p>
            <text:p text:style-name="P1"><text:span text:style-name="T1">and adoring bend the knee </text:span></text:p>
            <text:p text:style-name="P1"><text:span text:style-name="T1">while we own the mystery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4-06-11T18:23:30.543189543</dc:date>
    <dc:creator>irvy </dc:creator>
    <meta:editing-duration>PT1H54M43S</meta:editing-duration>
    <meta:editing-cycles>25</meta:editing-cycles>
    <meta:generator>LibreOffice/4.2.3.3$Linux_X86_64 LibreOffice_project/420m0$Build-3</meta:generator>
    <meta:document-statistic meta:object-count="42"/>
  </office:meta>
</office:document-meta>
</file>